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19ea4a" officeooo:paragraph-rsid="00144fa8" style:font-size-asian="12pt" style:font-size-complex="12pt"/>
    </style:style>
    <style:style style:name="P2" style:family="paragraph" style:parent-style-name="Standard">
      <style:text-properties style:font-name="Liberation Mono" fo:font-size="12pt" officeooo:rsid="00144fa8" officeooo:paragraph-rsid="00144fa8" style:font-size-asian="12pt" style:font-size-complex="12pt"/>
    </style:style>
    <style:style style:name="P3" style:family="paragraph" style:parent-style-name="Standard">
      <style:text-properties style:font-name="Liberation Mono" fo:font-size="12pt" officeooo:rsid="001fdb7d" officeooo:paragraph-rsid="00144fa8" style:font-size-asian="12pt" style:font-size-complex="12pt"/>
    </style:style>
    <style:style style:name="P4" style:family="paragraph" style:parent-style-name="Standard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167c62" officeooo:paragraph-rsid="00144fa8" style:font-size-asian="12pt" style:font-size-complex="12pt"/>
    </style:style>
    <style:style style:name="P5" style:family="paragraph" style:parent-style-name="Standard">
      <style:paragraph-properties fo:margin-top="0cm" fo:margin-bottom="0.499cm" loext:contextual-spacing="false" fo:orphans="2" fo:widows="2"/>
      <style:text-properties fo:font-variant="normal" fo:text-transform="none" fo:color="#000000" style:font-name="Liberation Mono" fo:font-size="12pt" fo:letter-spacing="normal" fo:font-style="normal" fo:font-weight="normal" officeooo:paragraph-rsid="00144fa8" style:font-size-asian="12pt" style:font-size-complex="12pt"/>
    </style:style>
    <style:style style:name="T1" style:family="text">
      <style:text-properties officeooo:rsid="00144fa8"/>
    </style:style>
    <style:style style:name="T2" style:family="text">
      <style:text-properties officeooo:rsid="001a4a38"/>
    </style:style>
    <style:style style:name="T3" style:family="text">
      <style:text-properties style:font-name="Poppins" fo:font-size="13.5pt"/>
    </style:style>
    <style:style style:name="T4" style:family="text">
      <style:text-properties officeooo:rsid="00144fa8" style:font-size-asian="12pt" style:font-size-complex="12pt"/>
    </style:style>
    <style:style style:name="T5" style:family="text">
      <style:text-properties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 motivos para você aprender JavaScript!</text:p>
      <text:p text:style-name="P2">------------------------------------------</text:p>
      <text:p text:style-name="P2"/>
      <text:p text:style-name="P2">O JavaScript é uma linguagem de programação muito poderosa utilizada em todo o mundo!</text:p>
      <text:p text:style-name="P2"/>
      <text:p text:style-name="P2">O uso mais convencional do JavaScript é no contexto do nosso navegador, juntamente com HTML e CSS.</text:p>
      <text:p text:style-name="P2"/>
      <text:p text:style-name="P2">Por que o JavaScript é tão valorizado?</text:p>
      <text:p text:style-name="P2">----------------------------------------</text:p>
      <text:p text:style-name="P2"/>
      <text:p text:style-name="P2">O JavaScript te permite dar dinamismos às páginas. É ele quem garante que sua página tenha a habilidade de reagir às ações das pessoas usuárias.</text:p>
      <text:p text:style-name="P2"/>
      <text:p text:style-name="P2">5 motivos para você aprender JavaScript</text:p>
      <text:p text:style-name="P2">-----------------------------------------</text:p>
      <text:p text:style-name="P2"/>
      <text:p text:style-name="P2">#1 Linguagem muito popular e adotada pelas principais empresas de tecnologia do mundo.</text:p>
      <text:p text:style-name="P2"/>
      <text:p text:style-name="P2">#2 Sintaxe mais simplificada que a maioria das linguagens.</text:p>
      <text:p text:style-name="P2"/>
      <text:p text:style-name="P2">#3 Constante evolução, principalmente por ter uma comunidade engajada.</text:p>
      <text:p text:style-name="P2"/>
      <text:p text:style-name="P2">#4 Utilizado no back-end e no front-end.</text:p>
      <text:p text:style-name="P2"/>
      <text:p text:style-name="P2">#5 Muitas opções de bibliotecas e frameworks que vão maximizar sua produtividade.</text:p>
      <text:p text:style-name="P2"/>
      <text:p text:style-name="P3">#6 Muito <text:span text:style-name="T1">ú</text:span>til no des<text:span text:style-name="T1">e</text:span>nvolvimento de paginas web</text:p>
      <text:p text:style-name="P3"/>
      <text:p text:style-name="P1">#<text:span text:style-name="T1">7</text:span> <text:span text:style-name="T2">Para entender melhor a funcionalidade das páginas da internet e sistemas, funções e seu dinamismo.</text:span></text:p>
      <text:p text:style-name="P4">#<text:span text:style-name="T1">8</text:span> O JavaScript permite inserir vários efeitos, assim fazendo com que o site fique mais dinâmico.</text:p>
      <text:p text:style-name="P5"><text:span text:style-name="T1">#9 Está em constante evolução,a</text:span> cada atualização novas funções e métodos de desenvolvimento são introduzid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4:48:46.373224151</meta:creation-date>
    <dc:date>2022-03-25T15:02:54.173616042</dc:date>
    <meta:editing-duration>PT14M8S</meta:editing-duration>
    <meta:editing-cycles>1</meta:editing-cycles>
    <meta:document-statistic meta:table-count="0" meta:image-count="0" meta:object-count="0" meta:page-count="1" meta:paragraph-count="18" meta:word-count="183" meta:character-count="1255" meta:non-whitespace-character-count="1090"/>
    <meta:generator>LibreOffice/6.4.7.2$Linux_X86_64 LibreOffice_project/40$Build-2</meta:generator>
  </office:meta>
</office:document-meta>
</file>